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alibri Light"/>
    </style:style>
    <style:style style:name="ce13" style:family="table-cell" style:parent-style-name="Default">
      <style:text-properties style:font-name="Calibri Light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 Light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3" table:default-cell-style-name="ce1"/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JERCICIO Normalización 3.1</text:p>
          </table:table-cell>
          <table:covered-table-cell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Id_orden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Id_cliente</text:p>
          </table:table-cell>
          <table:table-cell table:style-name="ce2" office:value-type="string" calcext:value-type="string">
            <text:p>Nom_client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Num_art</text:p>
          </table:table-cell>
          <table:table-cell table:style-name="ce2" office:value-type="string" calcext:value-type="string">
            <text:p>Nom_art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Precio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3786" calcext:value-type="float">
            <text:p>3786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35" calcext:value-type="float">
            <text:p>35,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Raqueta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65" calcext:value-type="float">
            <text:p>65,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031" calcext:value-type="float">
            <text:p>2031</text:p>
          </table:table-cell>
          <table:table-cell table:style-name="ce6" office:value-type="date" office:date-value="2011-02-23" calcext:value-type="date">
            <text:p>23/02/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Caracas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string" calcext:value-type="string">
            <text:p>Paq-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5" calcext:value-type="float">
            <text:p>4,75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302" calcext:value-type="float">
            <text:p>2302</text:p>
          </table:table-cell>
          <table:table-cell table:style-name="ce6" office:value-type="date" office:date-value="2011-02-25" calcext:value-type="date">
            <text:p>25/02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5794" calcext:value-type="float">
            <text:p>5794</text:p>
          </table:table-cell>
          <table:table-cell table:style-name="ce3" office:value-type="string" calcext:value-type="string">
            <text:p>Paq-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" calcext:value-type="float">
            <text:p>5,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/>
          <table:table-cell table:style-name="ce6" office:value-type="date" office:date-value="2011-03-25" calcext:value-type="date">
            <text:p>25/03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9132" calcext:value-type="float">
            <text:p>9132</text:p>
          </table:table-cell>
          <table:table-cell table:style-name="ce3" office:value-type="string" calcext:value-type="string">
            <text:p>Paq-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5" calcext:value-type="float">
            <text:p>4,75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010" calcext:value-type="float">
            <text:p>2010</text:p>
          </table:table-cell>
          <table:table-cell table:style-name="ce6"/>
          <table:table-cell table:style-name="ce3" table:number-columns-repeated="6"/>
          <table:table-cell table:style-name="ce10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303" calcext:value-type="float">
            <text:p>2303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edro</text:p>
          </table:table-cell>
          <table:table-cell table:style-name="ce3" office:value-type="string" calcext:value-type="string">
            <text:p>Maracay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Raqueta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65" calcext:value-type="float">
            <text:p>65,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303" calcext:value-type="float">
            <text:p>2303</text:p>
          </table:table-cell>
          <table:table-cell table:style-name="ce6" office:value-type="date" office:date-value="2011-02-27" calcext:value-type="date">
            <text:p>27/02/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Pedro</text:p>
          </table:table-cell>
          <table:table-cell table:style-name="ce3" office:value-type="string" calcext:value-type="string">
            <text:p>Maracay</text:p>
          </table:table-cell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Funda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,0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 office:value-type="float" office:value="2302" calcext:value-type="float">
            <text:p>2302</text:p>
          </table:table-cell>
          <table:table-cell table:style-name="ce6" office:value-type="date" office:date-value="2011-02-25" calcext:value-type="date">
            <text:p>25/02/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erman</text:p>
          </table:table-cell>
          <table:table-cell table:style-name="ce3" office:value-type="string" calcext:value-type="string">
            <text:p>Coro</text:p>
          </table:table-cell>
          <table:table-cell table:style-name="ce3" office:value-type="float" office:value="5794" calcext:value-type="float">
            <text:p>5794</text:p>
          </table:table-cell>
          <table:table-cell table:style-name="ce3" office:value-type="string" calcext:value-type="string">
            <text:p>Paq-6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5" calcext:value-type="float">
            <text:p>5,00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 table:number-rows-repeated="42">
          <table:table-cell table:style-name="Default" table:number-columns-repeated="1023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 table:number-rows-repeated="5">
          <table:table-cell table:style-name="Default" table:number-columns-repeated="1023"/>
        </table:table-row>
        <table:table-row table:style-name="ro1">
          <table:table-cell/>
          <table:table-cell table:style-name="ce4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 table:number-rows-repeated="19">
          <table:table-cell table:style-name="Default" table:number-columns-repeated="16"/>
          <table:table-cell table:number-columns-repeated="1007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09:17:50.3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8:49:38.073000000</meta:creation-date>
    <dc:date>2023-11-20T10:01:42.051000000</dc:date>
    <meta:editing-duration>PT1H4M1S</meta:editing-duration>
    <meta:editing-cycles>5</meta:editing-cycles>
    <meta:generator>LibreOffice/7.5.3.2$Windows_X86_64 LibreOffice_project/9f56dff12ba03b9acd7730a5a481eea045e468f3</meta:generator>
    <meta:document-statistic meta:table-count="1" meta:cell-count="82" meta:object-count="0"/>
  </office:meta>
</office:document-meta>
</file>